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D1119AE7AE7216E236.jpg" manifest:media-type="image/jpeg"/>
  <manifest:file-entry manifest:full-path="Pictures/10000201000003250000024E7C68080FE7755820.png" manifest:media-type="image/png"/>
  <manifest:file-entry manifest:full-path="Pictures/10000201000002C70000005112F3C6C6A7A40D00.png" manifest:media-type="image/png"/>
  <manifest:file-entry manifest:full-path="Pictures/10000000000002EA000002500AF3987DE46F5060.png" manifest:media-type="image/png"/>
  <manifest:file-entry manifest:full-path="Pictures/100000000000026D000001D29F6994E446D9832B.jpg" manifest:media-type="image/jpeg"/>
  <manifest:file-entry manifest:full-path="Pictures/1000020100000136000000F0FFD34B630D3F9515.png" manifest:media-type="image/png"/>
  <manifest:file-entry manifest:full-path="Pictures/100000000000042C00000388C8F829DF31C543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0bd5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4145a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a99d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7931e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ffff" fo:font-size="54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ffff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color="#ffffff" fo:font-size="4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font-size="40pt"/>
    </style:style>
    <style:style style:name="P12" style:family="paragraph">
      <loext:graphic-properties draw:fill="none"/>
      <style:paragraph-properties fo:text-align="center"/>
      <style:text-properties fo:color="#ffffff" style:font-name="Open Sans Condensed" fo:font-size="40pt" style:font-size-asian="26pt" style:font-size-complex="26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ffffff" style:font-name="Open Sans Condense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9.434cm" svg:height="2.618cm" svg:x="9.166cm" svg:y="1.6cm">
          <draw:text-box>
            <text:p text:style-name="P1"><text:span text:style-name="T1">Equipo </text:span><text:span text:style-name="T1">7</text:span></text:p>
          </draw:text-box>
        </draw:frame>
        <draw:frame draw:style-name="gr1" draw:text-style-name="P4" draw:layer="layout" svg:width="9.096cm" svg:height="1.352cm" svg:x="2.993cm" svg:y="6.9cm">
          <draw:text-box>
            <text:p text:style-name="P3"><text:span text:style-name="T2">Ignacio </text:span><text:span text:style-name="T2">Vidaurreta</text:span></text:p>
          </draw:text-box>
        </draw:frame>
        <draw:frame draw:style-name="gr2" draw:text-style-name="P4" draw:layer="layout" svg:width="7.47cm" svg:height="1.352cm" svg:x="2.993cm" svg:y="10.049cm">
          <draw:text-box>
            <text:p text:style-name="P3"><text:span text:style-name="T2">Lóránt Mikolás</text:span></text:p>
          </draw:text-box>
        </draw:frame>
        <draw:frame draw:style-name="gr1" draw:text-style-name="P4" draw:layer="layout" svg:width="7.305cm" svg:height="1.352cm" svg:x="2.993cm" svg:y="16.348cm">
          <draw:text-box>
            <text:p text:style-name="P3"><text:span text:style-name="T2">Lautaro Pinilla</text:span></text:p>
          </draw:text-box>
        </draw:frame>
        <draw:frame draw:style-name="gr1" draw:text-style-name="P4" draw:layer="layout" svg:width="9.003cm" svg:height="1.352cm" svg:x="2.993cm" svg:y="13.199cm">
          <draw:text-box>
            <text:p text:style-name="P3"><text:span text:style-name="T2">Nicolás </text:span><text:span text:style-name="T2">Benenzon</text:span></text:p>
          </draw:text-box>
        </draw:frame>
        <draw:frame draw:style-name="gr3" draw:text-style-name="P5" draw:layer="layout" svg:width="13.644cm" svg:height="10cm" svg:x="12.756cm" svg:y="7.4cm">
          <draw:image xlink:href="Pictures/10000201000003250000024E7C68080FE77558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draw:style-name="gr3" draw:text-style-name="P5" draw:layer="layout" svg:width="14.64cm" svg:height="12.392cm" draw:transform="skewX (-2.05311336963645E-017) rotate (0.174707458124632) translate (-1.4cm 8.745cm)">
          <draw:image xlink:href="Pictures/100000000000042C00000388C8F829DF31C543BB.png" xlink:type="simple" xlink:show="embed" xlink:actuate="onLoad">
            <text:p/>
          </draw:image>
        </draw:frame>
        <draw:frame draw:style-name="gr1" draw:text-style-name="P8" draw:layer="layout" svg:width="13.731cm" svg:height="2.376cm" svg:x="7.2cm" svg:y="1cm">
          <draw:text-box>
            <text:p text:style-name="P7"><text:span text:style-name="T3">Sabían </text:span><text:span text:style-name="T3">qué…?</text:span></text:p>
          </draw:text-box>
        </draw:frame>
        <draw:frame draw:style-name="gr3" draw:text-style-name="P5" draw:layer="layout" svg:width="15.564cm" svg:height="12.351cm" draw:transform="rotate (-0.216071761396898) translate (14.848cm 4.399cm)">
          <draw:image xlink:href="Pictures/10000000000002EA000002500AF3987DE46F50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draw:style-name="gr3" draw:text-style-name="P5" draw:layer="layout" svg:width="10.937cm" svg:height="8.467cm" svg:x="8.532cm" svg:y="6.267cm">
          <draw:image xlink:href="Pictures/1000020100000136000000F0FFD34B630D3F95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2T1">
        <draw:frame draw:style-name="gr1" draw:text-style-name="P10" draw:layer="layout" svg:width="8.207cm" svg:height="2.143cm" svg:x="9.4cm" svg:y="1.657cm">
          <draw:text-box>
            <text:p text:style-name="P9"><text:span text:style-name="T4">Objetivo</text:span><text:span text:style-name="T4">s</text:span></text:p>
          </draw:text-box>
        </draw:frame>
        <draw:frame draw:style-name="gr5" draw:text-style-name="P12" draw:layer="layout" svg:width="12.8cm" svg:height="2.256cm" svg:x="7cm" svg:y="7.3cm">
          <draw:image xlink:href="Pictures/10000201000002C70000005112F3C6C6A7A40D00.png" xlink:type="simple" xlink:show="embed" xlink:actuate="onLoad">
            <text:p text:style-name="P11"><text:span text:style-name="T5">Centralizació</text:span><text:span text:style-name="T5">n</text:span></text:p>
          </draw:image>
        </draw:frame>
        <draw:frame draw:style-name="gr5" draw:text-style-name="P12" draw:layer="layout" svg:width="12.8cm" svg:height="2.256cm" svg:x="7cm" svg:y="13cm">
          <draw:image xlink:href="Pictures/10000201000002C70000005112F3C6C6A7A40D00.png" xlink:type="simple" xlink:show="embed" xlink:actuate="onLoad">
            <text:p text:style-name="P11"><text:span text:style-name="T5">Gamification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2T1">
        <draw:frame draw:style-name="gr1" draw:text-style-name="P2" draw:layer="layout" svg:width="7.089cm" svg:height="2.618cm" svg:x="9.661cm" svg:y="7.982cm">
          <draw:text-box>
            <text:p text:style-name="P1"><text:span text:style-name="T1">Demo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presentation-page-layout-name="AL2T1">
        <draw:frame draw:style-name="gr1" draw:text-style-name="P2" draw:layer="layout" svg:width="14.37cm" svg:height="2.618cm" svg:x="6.63cm" svg:y="1.782cm">
          <draw:text-box>
            <text:p text:style-name="P1"><text:span text:style-name="T1">Concl</text:span><text:span text:style-name="T1">usione</text:span><text:span text:style-name="T1">s</text:span></text:p>
          </draw:text-box>
        </draw:frame>
        <draw:frame draw:style-name="gr3" draw:text-style-name="P5" draw:layer="layout" svg:width="11.87cm" svg:height="8.902cm" draw:transform="skewX (3.52481593399015E-017) rotate (0.220958683302482) translate (0.164cm 10.27cm)">
          <draw:image xlink:href="Pictures/100000000000026C000001D1119AE7AE7216E236.jpg" xlink:type="simple" xlink:show="embed" xlink:actuate="onLoad">
            <text:p/>
          </draw:image>
        </draw:frame>
        <draw:frame draw:style-name="gr3" draw:text-style-name="P5" draw:layer="layout" svg:width="11.952cm" svg:height="8.968cm" draw:transform="skewX (3.47487493077205E-017) rotate (-0.213279234593707) translate (15.589cm 8.286cm)">
          <draw:image xlink:href="Pictures/100000000000026D000001D29F6994E446D9832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3:03:44.702504533</meta:creation-date>
    <dc:date>2017-11-04T14:36:01.858430047</dc:date>
    <meta:editing-duration>PT19M12S</meta:editing-duration>
    <meta:editing-cycles>10</meta:editing-cycles>
    <meta:generator>LibreOffice/5.1.6.2$Linux_X86_64 LibreOffice_project/10m0$Build-2</meta:generator>
    <meta:document-statistic meta:object-count="50"/>
  </office:meta>
</office:document-meta>
</file>